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24-12-17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23-12-0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22-12-05 21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20-12-16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9-12-09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8-12-10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7-12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6-12-12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56" calcext:value-type="float">
            <text:p>46.7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8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5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3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200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8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5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3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90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8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8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8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8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8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3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7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6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5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5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5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5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49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30916</text:p>
          </table:table-cell>
          <table:table-cell office:value-type="string" calcext:value-type="string">
            <text:p>194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21" meta:object-count="0"/>
    <meta:user-defined meta:name="AppVersion">3.0</meta:user-defined>
  </office:meta>
</office:document-meta>
</file>